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142.8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10" table:style-name="ta1">
        <table:shapes>
          <draw:frame draw:z-index="0" draw:style-name="gr1" draw:text-style-name="P1" svg:width="688pt" svg:height="345pt" svg:x="450.23pt" svg:y="90.11pt">
            <draw:object draw:notify-on-update-of-ranges="d10.F2:d10.F3 d10.G1:d10.G1 d10.G2:d10.G3 d10.G4:d10.G5 d10.G4:d10.G5 d10.H1:d10.H1 d10.H2:d10.H3 d10.H4:d10.H5 d10.H4:d10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88pt" svg:height="345pt" svg:x="1029.37pt" svg:y="448.04pt">
            <draw:object draw:notify-on-update-of-ranges="d10.F2:d10.F3 d10.G1:d10.G1 d10.G2:d10.G3 d10.G4:d10.G5 d10.G4:d10.G5 d10.H1:d10.H1 d10.H2:d10.H3 d10.H4:d10.H5 d10.H4:d10.H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 office:value-type="string" calcext:value-type="string">
            <text:p>Messages received</text:p>
          </table:table-cell>
          <table:table-cell table:style-name="Default" office:value-type="string" calcext:value-type="string">
            <text:p>Messages received</text:p>
          </table:table-cell>
          <table:table-cell office:value-type="string" calcext:value-type="string">
            <text:p>Messages received</text:p>
          </table:table-cell>
          <table:table-cell table:style-name="Default"/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43" calcext:value-type="float">
            <text:p>543</text:p>
          </table:table-cell>
          <table:table-cell table:style-name="Default" office:value-type="float" office:value="1201" calcext:value-type="float">
            <text:p>1201</text:p>
          </table:table-cell>
          <table:table-cell office:value-type="float" office:value="2521" calcext:value-type="float">
            <text:p>2521</text:p>
          </table:table-cell>
          <table:table-cell table:style-name="Default"/>
          <table:table-cell office:value-type="string" calcext:value-type="string">
            <text:p>Senza sensori</text:p>
          </table:table-cell>
          <table:table-cell table:style-name="ce1" table:formula="of:=AVERAGE([.A2:.A31])" office:value-type="float" office:value="324.15" calcext:value-type="float">
            <text:p>324.15</text:p>
          </table:table-cell>
          <table:table-cell table:style-name="ce1" table:formula="of:=AVERAGE([.B2:.B31])" office:value-type="float" office:value="485.586206896552" calcext:value-type="float">
            <text:p>485.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16" calcext:value-type="float">
            <text:p>616</text:p>
          </table:table-cell>
          <table:table-cell table:style-name="Default" office:value-type="float" office:value="1054" calcext:value-type="float">
            <text:p>1054</text:p>
          </table:table-cell>
          <table:table-cell office:value-type="float" office:value="2606" calcext:value-type="float">
            <text:p>2606</text:p>
          </table:table-cell>
          <table:table-cell table:style-name="Default"/>
          <table:table-cell office:value-type="string" calcext:value-type="string">
            <text:p>Con sensori</text:p>
          </table:table-cell>
          <table:table-cell table:style-name="ce1" table:formula="of:=AVERAGE([.C2:.C31])" office:value-type="float" office:value="1162.36363636364" calcext:value-type="float">
            <text:p>1162.36</text:p>
          </table:table-cell>
          <table:table-cell table:style-name="ce1" table:formula="of:=AVERAGE([.D2:.D31])" office:value-type="float" office:value="2538.53333333333" calcext:value-type="float">
            <text:p>2538.5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45" calcext:value-type="float">
            <text:p>545</text:p>
          </table:table-cell>
          <table:table-cell table:style-name="Default" office:value-type="float" office:value="1205" calcext:value-type="float">
            <text:p>1205</text:p>
          </table:table-cell>
          <table:table-cell office:value-type="float" office:value="2749" calcext:value-type="float">
            <text:p>2749</text:p>
          </table:table-cell>
          <table:table-cell table:style-name="Default"/>
          <table:table-cell office:value-type="string" calcext:value-type="string">
            <text:p>Error ss</text:p>
          </table:table-cell>
          <table:table-cell table:style-name="ce1" table:formula="of:=CONFIDENCE(0.05; STDEV([.A2:.A30]); COUNTA([.A2:.A30]))" office:value-type="float" office:value="32.0933255156202" calcext:value-type="float">
            <text:p>32.09</text:p>
          </table:table-cell>
          <table:table-cell table:style-name="ce1" table:formula="of:=CONFIDENCE(0.05; STDEV([.B2:.B31]); COUNTA([.B2:.B31]))" office:value-type="float" office:value="42.5494764170774" calcext:value-type="float">
            <text:p>42.5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78" calcext:value-type="float">
            <text:p>578</text:p>
          </table:table-cell>
          <table:table-cell table:style-name="Default" office:value-type="float" office:value="1195" calcext:value-type="float">
            <text:p>1195</text:p>
          </table:table-cell>
          <table:table-cell office:value-type="float" office:value="2601" calcext:value-type="float">
            <text:p>2601</text:p>
          </table:table-cell>
          <table:table-cell table:style-name="Default"/>
          <table:table-cell office:value-type="string" calcext:value-type="string">
            <text:p>Error cs</text:p>
          </table:table-cell>
          <table:table-cell table:style-name="ce1" table:formula="of:=CONFIDENCE(0.05; STDEV([.C2:.C31]); COUNTA([.C2:.C31]))" office:value-type="float" office:value="47.5782089252258" calcext:value-type="float">
            <text:p>47.58</text:p>
          </table:table-cell>
          <table:table-cell table:style-name="ce1" table:formula="of:=CONFIDENCE(0.05; STDEV([.D2:.D31]); COUNTA([.D2:.D31]))" office:value-type="float" office:value="61.0750368911434" calcext:value-type="float">
            <text:p>61.0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69" calcext:value-type="float">
            <text:p>469</text:p>
          </table:table-cell>
          <table:table-cell table:style-name="Default" office:value-type="float" office:value="1035" calcext:value-type="float">
            <text:p>1035</text:p>
          </table:table-cell>
          <table:table-cell office:value-type="float" office:value="2594" calcext:value-type="float">
            <text:p>2594</text:p>
          </table:table-cell>
          <table:table-cell table:style-name="Default"/>
          <table:table-cell/>
          <table:table-cell table:style-name="ce1"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15" calcext:value-type="float">
            <text:p>515</text:p>
          </table:table-cell>
          <table:table-cell table:style-name="Default" office:value-type="float" office:value="1257" calcext:value-type="float">
            <text:p>1257</text:p>
          </table:table-cell>
          <table:table-cell office:value-type="float" office:value="2553" calcext:value-type="float">
            <text:p>255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02" calcext:value-type="float">
            <text:p>602</text:p>
          </table:table-cell>
          <table:table-cell table:style-name="Default" office:value-type="float" office:value="1070" calcext:value-type="float">
            <text:p>1070</text:p>
          </table:table-cell>
          <table:table-cell office:value-type="float" office:value="2340" calcext:value-type="float">
            <text:p>23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26" calcext:value-type="float">
            <text:p>326</text:p>
          </table:table-cell>
          <table:table-cell table:style-name="Default" office:value-type="float" office:value="1244" calcext:value-type="float">
            <text:p>1244</text:p>
          </table:table-cell>
          <table:table-cell office:value-type="float" office:value="2363" calcext:value-type="float">
            <text:p>236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53" calcext:value-type="float">
            <text:p>553</text:p>
          </table:table-cell>
          <table:table-cell table:style-name="Default" office:value-type="float" office:value="1170" calcext:value-type="float">
            <text:p>1170</text:p>
          </table:table-cell>
          <table:table-cell office:value-type="float" office:value="2894" calcext:value-type="float">
            <text:p>289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79" calcext:value-type="float">
            <text:p>579</text:p>
          </table:table-cell>
          <table:table-cell table:style-name="Default" office:value-type="float" office:value="1240" calcext:value-type="float">
            <text:p>1240</text:p>
          </table:table-cell>
          <table:table-cell office:value-type="float" office:value="2585" calcext:value-type="float">
            <text:p>25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49" calcext:value-type="float">
            <text:p>249</text:p>
          </table:table-cell>
          <table:table-cell table:style-name="Default" office:value-type="float" office:value="1115" calcext:value-type="float">
            <text:p>1115</text:p>
          </table:table-cell>
          <table:table-cell office:value-type="float" office:value="2429" calcext:value-type="float">
            <text:p>242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/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/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/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/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office:value-type="float" office:value="2510" calcext:value-type="float">
            <text:p>2510</text:p>
          </table:table-cell>
          <table:table-cell table:number-columns-repeated="4"/>
        </table:table-row>
      </table:table>
      <table:table table:name="d20" table:style-name="ta1">
        <table:shapes>
          <draw:frame draw:z-index="0" draw:style-name="gr1" draw:text-style-name="P1" svg:width="688pt" svg:height="345pt" svg:x="450.23pt" svg:y="90.11pt">
            <draw:object draw:notify-on-update-of-ranges="d20.F2:d20.F3 d20.G1:d20.G1 d20.G2:d20.G3 d10.G4:d10.G5 d10.G4:d10.G5 d20.H1:d20.H1 d20.H2:d20.H3 d10.H4:d10.H5 d10.H4:d10.H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88pt" svg:height="345pt" svg:x="1029.37pt" svg:y="448.04pt">
            <draw:object draw:notify-on-update-of-ranges="d20.F2:d20.F3 d20.G1:d20.G1 d20.G2:d20.G3 d10.G4:d10.G5 d10.G4:d10.G5 d20.H1:d20.H1 d20.H2:d20.H3 d10.H4:d10.H5 d10.H4:d10.H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 office:value-type="string" calcext:value-type="string">
            <text:p>Messages received</text:p>
          </table:table-cell>
          <table:table-cell table:style-name="Default" office:value-type="string" calcext:value-type="string">
            <text:p>Messages received</text:p>
          </table:table-cell>
          <table:table-cell office:value-type="string" calcext:value-type="string">
            <text:p>Messages received</text:p>
          </table:table-cell>
          <table:table-cell table:style-name="Default"/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32" calcext:value-type="float">
            <text:p>232</text:p>
          </table:table-cell>
          <table:table-cell table:style-name="Default" office:value-type="float" office:value="977" calcext:value-type="float">
            <text:p>977</text:p>
          </table:table-cell>
          <table:table-cell office:value-type="float" office:value="2384" calcext:value-type="float">
            <text:p>2384</text:p>
          </table:table-cell>
          <table:table-cell table:style-name="Default"/>
          <table:table-cell office:value-type="string" calcext:value-type="string">
            <text:p>Senza sensori</text:p>
          </table:table-cell>
          <table:table-cell table:style-name="ce1" table:formula="of:=AVERAGE([.A2:.A31])" office:value-type="float" office:value="240.3" calcext:value-type="float">
            <text:p>240.30</text:p>
          </table:table-cell>
          <table:table-cell table:style-name="ce1" table:formula="of:=AVERAGE([.B2:.B31])" office:value-type="float" office:value="368" calcext:value-type="float">
            <text:p>368.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2" calcext:value-type="float">
            <text:p>292</text:p>
          </table:table-cell>
          <table:table-cell table:style-name="Default" office:value-type="float" office:value="1086" calcext:value-type="float">
            <text:p>1086</text:p>
          </table:table-cell>
          <table:table-cell office:value-type="float" office:value="2198" calcext:value-type="float">
            <text:p>2198</text:p>
          </table:table-cell>
          <table:table-cell table:style-name="Default"/>
          <table:table-cell office:value-type="string" calcext:value-type="string">
            <text:p>Con sensori</text:p>
          </table:table-cell>
          <table:table-cell table:style-name="ce1" table:formula="of:=AVERAGE([.C2:.C31])" office:value-type="float" office:value="1014.16666666667" calcext:value-type="float">
            <text:p>1014.17</text:p>
          </table:table-cell>
          <table:table-cell table:style-name="ce1" table:formula="of:=AVERAGE([.D2:.D31])" office:value-type="float" office:value="2252.6" calcext:value-type="float">
            <text:p>2252.6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60" calcext:value-type="float">
            <text:p>360</text:p>
          </table:table-cell>
          <table:table-cell table:style-name="Default" office:value-type="float" office:value="1025" calcext:value-type="float">
            <text:p>1025</text:p>
          </table:table-cell>
          <table:table-cell office:value-type="float" office:value="2191" calcext:value-type="float">
            <text:p>2191</text:p>
          </table:table-cell>
          <table:table-cell table:style-name="Default"/>
          <table:table-cell office:value-type="string" calcext:value-type="string">
            <text:p>Error ss</text:p>
          </table:table-cell>
          <table:table-cell table:style-name="ce1" table:formula="of:=CONFIDENCE(0.05; STDEV([.A2:.A30]); COUNTA([.A2:.A30]))" office:value-type="float" office:value="20.0645684286798" calcext:value-type="float">
            <text:p>20.06</text:p>
          </table:table-cell>
          <table:table-cell table:style-name="ce1" table:formula="of:=CONFIDENCE(0.05; STDEV([.B2:.B31]); COUNTA([.B2:.B31]))" office:value-type="float" office:value="29.5607705724974" calcext:value-type="float">
            <text:p>29.5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80" calcext:value-type="float">
            <text:p>380</text:p>
          </table:table-cell>
          <table:table-cell table:style-name="Default" office:value-type="float" office:value="966" calcext:value-type="float">
            <text:p>966</text:p>
          </table:table-cell>
          <table:table-cell office:value-type="float" office:value="2469" calcext:value-type="float">
            <text:p>2469</text:p>
          </table:table-cell>
          <table:table-cell table:style-name="Default"/>
          <table:table-cell office:value-type="string" calcext:value-type="string">
            <text:p>Error cs</text:p>
          </table:table-cell>
          <table:table-cell table:style-name="ce1" table:formula="of:=CONFIDENCE(0.05; STDEV([.C2:.C31]); COUNTA([.C2:.C31]))" office:value-type="float" office:value="23.9703861597558" calcext:value-type="float">
            <text:p>23.97</text:p>
          </table:table-cell>
          <table:table-cell table:style-name="ce1" table:formula="of:=CONFIDENCE(0.05; STDEV([.D2:.D31]); COUNTA([.D2:.D31]))" office:value-type="float" office:value="52.1325858356903" calcext:value-type="float">
            <text:p>52.13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table:style-name="Default" office:value-type="float" office:value="966" calcext:value-type="float">
            <text:p>966</text:p>
          </table:table-cell>
          <table:table-cell office:value-type="float" office:value="2192" calcext:value-type="float">
            <text:p>2192</text:p>
          </table:table-cell>
          <table:table-cell table:style-name="Default"/>
          <table:table-cell/>
          <table:table-cell table:style-name="ce1"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79" calcext:value-type="float">
            <text:p>379</text:p>
          </table:table-cell>
          <table:table-cell table:style-name="Default" office:value-type="float" office:value="1046" calcext:value-type="float">
            <text:p>1046</text:p>
          </table:table-cell>
          <table:table-cell office:value-type="float" office:value="2479" calcext:value-type="float">
            <text:p>247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9" calcext:value-type="float">
            <text:p>309</text:p>
          </table:table-cell>
          <table:table-cell table:style-name="Default" office:value-type="float" office:value="1071" calcext:value-type="float">
            <text:p>1071</text:p>
          </table:table-cell>
          <table:table-cell office:value-type="float" office:value="2285" calcext:value-type="float">
            <text:p>22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28" calcext:value-type="float">
            <text:p>528</text:p>
          </table:table-cell>
          <table:table-cell table:style-name="Default" office:value-type="float" office:value="1050" calcext:value-type="float">
            <text:p>1050</text:p>
          </table:table-cell>
          <table:table-cell office:value-type="float" office:value="2441" calcext:value-type="float">
            <text:p>244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75" calcext:value-type="float">
            <text:p>475</text:p>
          </table:table-cell>
          <table:table-cell table:style-name="Default" office:value-type="float" office:value="987" calcext:value-type="float">
            <text:p>987</text:p>
          </table:table-cell>
          <table:table-cell office:value-type="float" office:value="2379" calcext:value-type="float">
            <text:p>237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98" calcext:value-type="float">
            <text:p>398</text:p>
          </table:table-cell>
          <table:table-cell table:style-name="Default" office:value-type="float" office:value="1026" calcext:value-type="float">
            <text:p>1026</text:p>
          </table:table-cell>
          <table:table-cell office:value-type="float" office:value="2225" calcext:value-type="float">
            <text:p>222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998" calcext:value-type="float">
            <text:p>998</text:p>
          </table:table-cell>
          <table:table-cell office:value-type="float" office:value="2027" calcext:value-type="float">
            <text:p>202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24" calcext:value-type="float">
            <text:p>424</text:p>
          </table:table-cell>
          <table:table-cell table:style-name="Default" office:value-type="float" office:value="972" calcext:value-type="float">
            <text:p>972</text:p>
          </table:table-cell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/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/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/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/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/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/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/>
          <table:table-cell office:value-type="float" office:value="2236" calcext:value-type="float">
            <text:p>2236</text:p>
          </table:table-cell>
          <table:table-cell table:number-columns-repeated="4"/>
        </table:table-row>
      </table:table>
      <table:table table:name="d30" table:style-name="ta1">
        <table:shapes>
          <draw:frame draw:z-index="0" draw:style-name="gr1" draw:text-style-name="P1" svg:width="688pt" svg:height="345pt" svg:x="450.77pt" svg:y="87.87pt">
            <draw:object draw:notify-on-update-of-ranges="d30.F2:d30.F3 d30.G1:d30.G1 d30.G2:d30.G3 d10.G4:d10.G5 d10.G4:d10.G5 d30.H1:d30.H1 d30.H2:d30.H3 d10.H4:d10.H5 d10.H4:d10.H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88pt" svg:height="345pt" svg:x="1029.37pt" svg:y="448.04pt">
            <draw:object draw:notify-on-update-of-ranges="d30.F2:d30.F3 d30.G1:d30.G1 d30.G2:d30.G3 d10.G4:d10.G5 d10.G4:d10.G5 d30.H1:d30.H1 d30.H2:d30.H3 d10.H4:d10.H5 d10.H4:d10.H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 office:value-type="string" calcext:value-type="string">
            <text:p>Messages received</text:p>
          </table:table-cell>
          <table:table-cell table:style-name="Default" office:value-type="string" calcext:value-type="string">
            <text:p>Messages received</text:p>
          </table:table-cell>
          <table:table-cell office:value-type="string" calcext:value-type="string">
            <text:p>Messages received</text:p>
          </table:table-cell>
          <table:table-cell table:style-name="Default"/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48" calcext:value-type="float">
            <text:p>348</text:p>
          </table:table-cell>
          <table:table-cell table:style-name="Default" office:value-type="float" office:value="966" calcext:value-type="float">
            <text:p>966</text:p>
          </table:table-cell>
          <table:table-cell office:value-type="float" office:value="2234" calcext:value-type="float">
            <text:p>2234</text:p>
          </table:table-cell>
          <table:table-cell table:style-name="Default"/>
          <table:table-cell office:value-type="string" calcext:value-type="string">
            <text:p>Senza sensori</text:p>
          </table:table-cell>
          <table:table-cell table:style-name="ce1" table:formula="of:=AVERAGE([.A2:.A31])" office:value-type="float" office:value="199.05" calcext:value-type="float">
            <text:p>199.05</text:p>
          </table:table-cell>
          <table:table-cell table:style-name="ce1" table:formula="of:=AVERAGE([.B2:.B31])" office:value-type="float" office:value="273.366666666667" calcext:value-type="float">
            <text:p>273.3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890" calcext:value-type="float">
            <text:p>890</text:p>
          </table:table-cell>
          <table:table-cell office:value-type="float" office:value="1862" calcext:value-type="float">
            <text:p>1862</text:p>
          </table:table-cell>
          <table:table-cell table:style-name="Default"/>
          <table:table-cell office:value-type="string" calcext:value-type="string">
            <text:p>Con sensori</text:p>
          </table:table-cell>
          <table:table-cell table:style-name="ce1" table:formula="of:=AVERAGE([.C2:.C31])" office:value-type="float" office:value="902" calcext:value-type="float">
            <text:p>902.00</text:p>
          </table:table-cell>
          <table:table-cell table:style-name="ce1" table:formula="of:=AVERAGE([.D2:.D31])" office:value-type="float" office:value="1967.23333333333" calcext:value-type="float">
            <text:p>1967.2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887" calcext:value-type="float">
            <text:p>887</text:p>
          </table:table-cell>
          <table:table-cell office:value-type="float" office:value="1964" calcext:value-type="float">
            <text:p>1964</text:p>
          </table:table-cell>
          <table:table-cell table:style-name="Default"/>
          <table:table-cell office:value-type="string" calcext:value-type="string">
            <text:p>Error ss</text:p>
          </table:table-cell>
          <table:table-cell table:style-name="ce1" table:formula="of:=CONFIDENCE(0.05; STDEV([.A2:.A30]); COUNTA([.A2:.A30]))" office:value-type="float" office:value="25.5062887154082" calcext:value-type="float">
            <text:p>25.51</text:p>
          </table:table-cell>
          <table:table-cell table:style-name="ce1" table:formula="of:=CONFIDENCE(0.05; STDEV([.B2:.B31]); COUNTA([.B2:.B31]))" office:value-type="float" office:value="22.0821709123183" calcext:value-type="float">
            <text:p>22.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09" calcext:value-type="float">
            <text:p>409</text:p>
          </table:table-cell>
          <table:table-cell table:style-name="Default" office:value-type="float" office:value="913" calcext:value-type="float">
            <text:p>913</text:p>
          </table:table-cell>
          <table:table-cell office:value-type="float" office:value="2057" calcext:value-type="float">
            <text:p>2057</text:p>
          </table:table-cell>
          <table:table-cell table:style-name="Default"/>
          <table:table-cell office:value-type="string" calcext:value-type="string">
            <text:p>Error cs</text:p>
          </table:table-cell>
          <table:table-cell table:style-name="ce1" table:formula="of:=CONFIDENCE(0.05; STDEV([.C2:.C31]); COUNTA([.C2:.C31]))" office:value-type="float" office:value="25.1039594628283" calcext:value-type="float">
            <text:p>25.10</text:p>
          </table:table-cell>
          <table:table-cell table:style-name="ce1" table:formula="of:=CONFIDENCE(0.05; STDEV([.D2:.D31]); COUNTA([.D2:.D31]))" office:value-type="float" office:value="42.5517208706688" calcext:value-type="float">
            <text:p>42.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78" calcext:value-type="float">
            <text:p>278</text:p>
          </table:table-cell>
          <table:table-cell table:style-name="Default" office:value-type="float" office:value="953" calcext:value-type="float">
            <text:p>953</text:p>
          </table:table-cell>
          <table:table-cell office:value-type="float" office:value="1902" calcext:value-type="float">
            <text:p>1902</text:p>
          </table:table-cell>
          <table:table-cell table:style-name="Default"/>
          <table:table-cell/>
          <table:table-cell table:style-name="ce1"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table:style-name="Default" office:value-type="float" office:value="829" calcext:value-type="float">
            <text:p>829</text:p>
          </table:table-cell>
          <table:table-cell office:value-type="float" office:value="1961" calcext:value-type="float">
            <text:p>196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4" calcext:value-type="float">
            <text:p>264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1851" calcext:value-type="float">
            <text:p>18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954" calcext:value-type="float">
            <text:p>954</text:p>
          </table:table-cell>
          <table:table-cell office:value-type="float" office:value="2096" calcext:value-type="float">
            <text:p>209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60" calcext:value-type="float">
            <text:p>360</text:p>
          </table:table-cell>
          <table:table-cell table:style-name="Default" office:value-type="float" office:value="863" calcext:value-type="float">
            <text:p>863</text:p>
          </table:table-cell>
          <table:table-cell office:value-type="float" office:value="1923" calcext:value-type="float">
            <text:p>192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37" calcext:value-type="float">
            <text:p>237</text:p>
          </table:table-cell>
          <table:table-cell table:style-name="Default" office:value-type="float" office:value="899" calcext:value-type="float">
            <text:p>899</text:p>
          </table:table-cell>
          <table:table-cell office:value-type="float" office:value="2121" calcext:value-type="float">
            <text:p>212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26" calcext:value-type="float">
            <text:p>326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1691" calcext:value-type="float">
            <text:p>169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/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/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/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/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/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/>
          <table:table-cell office:value-type="float" office:value="1961" calcext:value-type="float">
            <text:p>1961</text:p>
          </table:table-cell>
          <table:table-cell table:number-columns-repeated="4"/>
        </table:table-row>
      </table:table>
      <table:table table:name="d40" table:style-name="ta1">
        <table:shapes>
          <draw:frame draw:z-index="0" draw:style-name="gr1" draw:text-style-name="P1" svg:width="688pt" svg:height="345pt" svg:x="450.23pt" svg:y="90.11pt">
            <draw:object draw:notify-on-update-of-ranges="d40.F2:d40.F3 d40.G1:d40.G1 d40.G2:d40.G3 d10.G4:d10.G5 d10.G4:d10.G5 d40.H1:d40.H1 d40.H2:d40.H3 d10.H4:d10.H5 d10.H4:d10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88pt" svg:height="345pt" svg:x="1029.37pt" svg:y="448.04pt">
            <draw:object draw:notify-on-update-of-ranges="d40.F2:d40.F3 d40.G1:d40.G1 d40.G2:d40.G3 d10.G4:d10.G5 d10.G4:d10.G5 d40.H1:d40.H1 d40.H2:d40.H3 d10.H4:d10.H5 d10.H4:d10.H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 office:value-type="string" calcext:value-type="string">
            <text:p>Messages received</text:p>
          </table:table-cell>
          <table:table-cell table:style-name="Default" office:value-type="string" calcext:value-type="string">
            <text:p>Messages received</text:p>
          </table:table-cell>
          <table:table-cell office:value-type="string" calcext:value-type="string">
            <text:p>Messages received</text:p>
          </table:table-cell>
          <table:table-cell table:style-name="Default"/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7" calcext:value-type="float">
            <text:p>167</text:p>
          </table:table-cell>
          <table:table-cell table:style-name="Default" office:value-type="float" office:value="780" calcext:value-type="float">
            <text:p>780</text:p>
          </table:table-cell>
          <table:table-cell office:value-type="float" office:value="1432" calcext:value-type="float">
            <text:p>1432</text:p>
          </table:table-cell>
          <table:table-cell table:style-name="Default"/>
          <table:table-cell office:value-type="string" calcext:value-type="string">
            <text:p>Senza sensori</text:p>
          </table:table-cell>
          <table:table-cell table:style-name="ce1" table:formula="of:=AVERAGE([.A2:.A31])" office:value-type="float" office:value="124.652173913043" calcext:value-type="float">
            <text:p>124.65</text:p>
          </table:table-cell>
          <table:table-cell table:style-name="ce1" table:formula="of:=AVERAGE([.B2:.B31])" office:value-type="float" office:value="194.866666666667" calcext:value-type="float">
            <text:p>194.8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1" calcext:value-type="float">
            <text:p>111</text:p>
          </table:table-cell>
          <table:table-cell table:style-name="Default" office:value-type="float" office:value="731" calcext:value-type="float">
            <text:p>731</text:p>
          </table:table-cell>
          <table:table-cell office:value-type="float" office:value="1728" calcext:value-type="float">
            <text:p>1728</text:p>
          </table:table-cell>
          <table:table-cell table:style-name="Default"/>
          <table:table-cell office:value-type="string" calcext:value-type="string">
            <text:p>Con sensori</text:p>
          </table:table-cell>
          <table:table-cell table:style-name="ce1" table:formula="of:=AVERAGE([.C2:.C31])" office:value-type="float" office:value="747.846153846154" calcext:value-type="float">
            <text:p>747.85</text:p>
          </table:table-cell>
          <table:table-cell table:style-name="ce1" table:formula="of:=AVERAGE([.D2:.D31])" office:value-type="float" office:value="1690.43333333333" calcext:value-type="float">
            <text:p>1690.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9" calcext:value-type="float">
            <text:p>149</text:p>
          </table:table-cell>
          <table:table-cell table:style-name="Default" office:value-type="float" office:value="785" calcext:value-type="float">
            <text:p>785</text:p>
          </table:table-cell>
          <table:table-cell office:value-type="float" office:value="1950" calcext:value-type="float">
            <text:p>1950</text:p>
          </table:table-cell>
          <table:table-cell table:style-name="Default"/>
          <table:table-cell office:value-type="string" calcext:value-type="string">
            <text:p>Error ss</text:p>
          </table:table-cell>
          <table:table-cell table:style-name="ce1" table:formula="of:=CONFIDENCE(0.05; STDEV([.A2:.A30]); COUNTA([.A2:.A30]))" office:value-type="float" office:value="16.4373594206061" calcext:value-type="float">
            <text:p>16.44</text:p>
          </table:table-cell>
          <table:table-cell table:style-name="ce1" table:formula="of:=CONFIDENCE(0.05; STDEV([.B2:.B31]); COUNTA([.B2:.B31]))" office:value-type="float" office:value="28.7733745662678" calcext:value-type="float">
            <text:p>28.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682" calcext:value-type="float">
            <text:p>682</text:p>
          </table:table-cell>
          <table:table-cell office:value-type="float" office:value="1598" calcext:value-type="float">
            <text:p>1598</text:p>
          </table:table-cell>
          <table:table-cell table:style-name="Default"/>
          <table:table-cell office:value-type="string" calcext:value-type="string">
            <text:p>Error cs</text:p>
          </table:table-cell>
          <table:table-cell table:style-name="ce1" table:formula="of:=CONFIDENCE(0.05; STDEV([.C2:.C31]); COUNTA([.C2:.C31]))" office:value-type="float" office:value="16.5326039416708" calcext:value-type="float">
            <text:p>16.53</text:p>
          </table:table-cell>
          <table:table-cell table:style-name="ce1" table:formula="of:=CONFIDENCE(0.05; STDEV([.D2:.D31]); COUNTA([.D2:.D31]))" office:value-type="float" office:value="52.6730375981671" calcext:value-type="float">
            <text:p>52.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781" calcext:value-type="float">
            <text:p>781</text:p>
          </table:table-cell>
          <table:table-cell office:value-type="float" office:value="1551" calcext:value-type="float">
            <text:p>1551</text:p>
          </table:table-cell>
          <table:table-cell table:style-name="Default"/>
          <table:table-cell/>
          <table:table-cell table:style-name="ce1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7" calcext:value-type="float">
            <text:p>237</text:p>
          </table:table-cell>
          <table:table-cell table:style-name="Default" office:value-type="float" office:value="753" calcext:value-type="float">
            <text:p>753</text:p>
          </table:table-cell>
          <table:table-cell office:value-type="float" office:value="1818" calcext:value-type="float">
            <text:p>181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777" calcext:value-type="float">
            <text:p>777</text:p>
          </table:table-cell>
          <table:table-cell office:value-type="float" office:value="1719" calcext:value-type="float">
            <text:p>171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726" calcext:value-type="float">
            <text:p>726</text:p>
          </table:table-cell>
          <table:table-cell office:value-type="float" office:value="1814" calcext:value-type="float">
            <text:p>18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7" calcext:value-type="float">
            <text:p>207</text:p>
          </table:table-cell>
          <table:table-cell table:style-name="Default" office:value-type="float" office:value="754" calcext:value-type="float">
            <text:p>754</text:p>
          </table:table-cell>
          <table:table-cell office:value-type="float" office:value="1894" calcext:value-type="float">
            <text:p>189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715" calcext:value-type="float">
            <text:p>715</text:p>
          </table:table-cell>
          <table:table-cell office:value-type="float" office:value="1693" calcext:value-type="float">
            <text:p>169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4" calcext:value-type="float">
            <text:p>244</text:p>
          </table:table-cell>
          <table:table-cell table:style-name="Default" office:value-type="float" office:value="728" calcext:value-type="float">
            <text:p>728</text:p>
          </table:table-cell>
          <table:table-cell office:value-type="float" office:value="1445" calcext:value-type="float">
            <text:p>144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7" calcext:value-type="float">
            <text:p>217</text:p>
          </table:table-cell>
          <table:table-cell table:style-name="Default" office:value-type="float" office:value="755" calcext:value-type="float">
            <text:p>755</text:p>
          </table:table-cell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1" calcext:value-type="float">
            <text:p>241</text:p>
          </table:table-cell>
          <table:table-cell table:style-name="Default" office:value-type="float" office:value="755" calcext:value-type="float">
            <text:p>755</text:p>
          </table:table-cell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/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/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/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/>
          <table:table-cell office:value-type="float" office:value="1740" calcext:value-type="float">
            <text:p>1740</text:p>
          </table:table-cell>
          <table:table-cell table:number-columns-repeated="4"/>
        </table:table-row>
      </table:table>
      <table:table table:name="d50" table:style-name="ta1">
        <table:shapes>
          <draw:frame draw:z-index="0" draw:style-name="gr1" draw:text-style-name="P1" svg:width="688pt" svg:height="345pt" svg:x="450.23pt" svg:y="90.11pt">
            <draw:object draw:notify-on-update-of-ranges="d50.F2:d50.F3 d50.G1:d50.G1 d50.G2:d50.G3 d10.G4:d10.G5 d10.G4:d10.G5 d50.H1:d50.H1 d50.H2:d50.H3 d10.H4:d10.H5 d10.H4:d10.H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88pt" svg:height="345pt" svg:x="1029.37pt" svg:y="448.04pt">
            <draw:object draw:notify-on-update-of-ranges="d50.F2:d50.F3 d50.G1:d50.G1 d50.G2:d50.G3 d10.G4:d10.G5 d10.G4:d10.G5 d50.H1:d50.H1 d50.H2:d50.H3 d10.H4:d10.H5 d10.H4:d10.H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4" office:value-type="string" calcext:value-type="string">
            <text:p>Messages received</text:p>
          </table:table-cell>
          <table:table-cell table:style-name="Default"/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office:value-type="float" office:value="638" calcext:value-type="float">
            <text:p>638</text:p>
          </table:table-cell>
          <table:table-cell office:value-type="float" office:value="1435" calcext:value-type="float">
            <text:p>1435</text:p>
          </table:table-cell>
          <table:table-cell table:style-name="Default"/>
          <table:table-cell office:value-type="string" calcext:value-type="string">
            <text:p>Senza sensori</text:p>
          </table:table-cell>
          <table:table-cell table:style-name="ce1" table:formula="of:=AVERAGE([.A2:.A31])" office:value-type="float" office:value="91.9642857142857" calcext:value-type="float">
            <text:p>91.96</text:p>
          </table:table-cell>
          <table:table-cell table:style-name="ce1" table:formula="of:=AVERAGE([.B2:.B31])" office:value-type="float" office:value="131.733333333333" calcext:value-type="float">
            <text:p>131.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650" calcext:value-type="float">
            <text:p>650</text:p>
          </table:table-cell>
          <table:table-cell office:value-type="float" office:value="1211" calcext:value-type="float">
            <text:p>1211</text:p>
          </table:table-cell>
          <table:table-cell table:style-name="Default"/>
          <table:table-cell office:value-type="string" calcext:value-type="string">
            <text:p>Con sensori</text:p>
          </table:table-cell>
          <table:table-cell table:style-name="ce1" table:formula="of:=AVERAGE([.C2:.C31])" office:value-type="float" office:value="636.136363636364" calcext:value-type="float">
            <text:p>636.14</text:p>
          </table:table-cell>
          <table:table-cell table:style-name="ce1" table:formula="of:=AVERAGE([.D2:.D31])" office:value-type="float" office:value="1404.16666666667" calcext:value-type="float">
            <text:p>1404.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" calcext:value-type="float">
            <text:p>144</text:p>
          </table:table-cell>
          <table:table-cell office:value-type="float" office:value="551" calcext:value-type="float">
            <text:p>551</text:p>
          </table:table-cell>
          <table:table-cell office:value-type="float" office:value="1417" calcext:value-type="float">
            <text:p>1417</text:p>
          </table:table-cell>
          <table:table-cell table:style-name="Default"/>
          <table:table-cell office:value-type="string" calcext:value-type="string">
            <text:p>Error ss</text:p>
          </table:table-cell>
          <table:table-cell table:style-name="ce1" table:formula="of:=CONFIDENCE(0.05; STDEV([.A2:.A30]); COUNTA([.A2:.A30]))" office:value-type="float" office:value="12.7930934761246" calcext:value-type="float">
            <text:p>12.79</text:p>
          </table:table-cell>
          <table:table-cell table:style-name="ce1" table:formula="of:=CONFIDENCE(0.05; STDEV([.B2:.B31]); COUNTA([.B2:.B31]))" office:value-type="float" office:value="22.1867901821833" calcext:value-type="float">
            <text:p>22.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office:value-type="float" office:value="640" calcext:value-type="float">
            <text:p>640</text:p>
          </table:table-cell>
          <table:table-cell office:value-type="float" office:value="1256" calcext:value-type="float">
            <text:p>1256</text:p>
          </table:table-cell>
          <table:table-cell table:style-name="Default"/>
          <table:table-cell office:value-type="string" calcext:value-type="string">
            <text:p>Error cs</text:p>
          </table:table-cell>
          <table:table-cell table:style-name="ce1" table:formula="of:=CONFIDENCE(0.05; STDEV([.C2:.C31]); COUNTA([.C2:.C31]))" office:value-type="float" office:value="13.3861810520323" calcext:value-type="float">
            <text:p>13.39</text:p>
          </table:table-cell>
          <table:table-cell table:style-name="ce1" table:formula="of:=CONFIDENCE(0.05; STDEV([.D2:.D31]); COUNTA([.D2:.D31]))" office:value-type="float" office:value="42.0018759496658" calcext:value-type="float">
            <text:p>42.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616" calcext:value-type="float">
            <text:p>616</text:p>
          </table:table-cell>
          <table:table-cell office:value-type="float" office:value="1722" calcext:value-type="float">
            <text:p>1722</text:p>
          </table:table-cell>
          <table:table-cell table:style-name="Default"/>
          <table:table-cell/>
          <table:table-cell table:style-name="ce1"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" calcext:value-type="float">
            <text:p>201</text:p>
          </table:table-cell>
          <table:table-cell office:value-type="float" office:value="672" calcext:value-type="float">
            <text:p>672</text:p>
          </table:table-cell>
          <table:table-cell office:value-type="float" office:value="1378" calcext:value-type="float">
            <text:p>137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1" calcext:value-type="float">
            <text:p>211</text:p>
          </table:table-cell>
          <table:table-cell office:value-type="float" office:value="656" calcext:value-type="float">
            <text:p>656</text:p>
          </table:table-cell>
          <table:table-cell office:value-type="float" office:value="1382" calcext:value-type="float">
            <text:p>138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604" calcext:value-type="float">
            <text:p>604</text:p>
          </table:table-cell>
          <table:table-cell office:value-type="float" office:value="1638" calcext:value-type="float">
            <text:p>163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5" calcext:value-type="float">
            <text:p>235</text:p>
          </table:table-cell>
          <table:table-cell office:value-type="float" office:value="706" calcext:value-type="float">
            <text:p>706</text:p>
          </table:table-cell>
          <table:table-cell office:value-type="float" office:value="1340" calcext:value-type="float">
            <text:p>13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681" calcext:value-type="float">
            <text:p>681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591" calcext:value-type="float">
            <text:p>591</text:p>
          </table:table-cell>
          <table:table-cell office:value-type="float" office:value="1383" calcext:value-type="float">
            <text:p>138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640" calcext:value-type="float">
            <text:p>640</text:p>
          </table:table-cell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643" calcext:value-type="float">
            <text:p>643</text:p>
          </table:table-cell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616" calcext:value-type="float">
            <text:p>616</text:p>
          </table:table-cell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4" calcext:value-type="float">
            <text:p>124</text:p>
          </table:table-cell>
          <table:table-cell office:value-type="float" office:value="644" calcext:value-type="float">
            <text:p>644</text:p>
          </table:table-cell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19" calcext:value-type="float">
            <text:p>219</text:p>
          </table:table-cell>
          <table:table-cell office:value-type="float" office:value="612" calcext:value-type="float">
            <text:p>612</text:p>
          </table:table-cell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float" office:value="632" calcext:value-type="float">
            <text:p>632</text:p>
          </table:table-cell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1" calcext:value-type="float">
            <text:p>131</text:p>
          </table:table-cell>
          <table:table-cell office:value-type="float" office:value="653" calcext:value-type="float">
            <text:p>653</text:p>
          </table:table-cell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656" calcext:value-type="float">
            <text:p>656</text:p>
          </table:table-cell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630" calcext:value-type="float">
            <text:p>630</text:p>
          </table:table-cell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office:value-type="float" office:value="641" calcext:value-type="float">
            <text:p>64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6" calcext:value-type="float">
            <text:p>216</text:p>
          </table:table-cell>
          <table:table-cell office:value-type="float" office:value="623" calcext:value-type="float">
            <text:p>623</text:p>
          </table:table-cell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table:style-name="ce1"/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style-name="ce1"/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2" calcext:value-type="float">
            <text:p>132</text:p>
          </table:table-cell>
          <table:table-cell table:style-name="ce1"/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table:style-name="ce1"/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17" calcext:value-type="float">
            <text:p>217</text:p>
          </table:table-cell>
          <table:table-cell table:style-name="ce1"/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table:style-name="ce1"/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style-name="ce1"/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ce1"/>
          <table:table-cell office:value-type="float" office:value="1433" calcext:value-type="float">
            <text:p>14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4:14:27.458571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7:19:22.556464601</meta:creation-date>
    <meta:generator>LibreOffice/6.0.6.2$Linux_X86_64 LibreOffice_project/00m0$Build-2</meta:generator>
    <dc:date>2018-11-19T14:20:19.191644405</dc:date>
    <meta:editing-duration>PT1H8M37S</meta:editing-duration>
    <meta:editing-cycles>5</meta:editing-cycles>
    <meta:document-statistic meta:table-count="5" meta:cell-count="56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G4:d10.G5" chart:error-lower-range="d10.G4:d10.G5" chart:data-label-number="value" chart:data-label-text="false" chart:data-label-symbol="false" chart:label-position="inside"/>
      <style:graphic-properties draw:stroke="none" draw:fill-color="#666666"/>
      <style:text-properties fo:color="#ffffff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G4:d10.G5" chart:error-lower-range="d10.G4:d10.G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1">
      <style:chart-properties loext:label-stroke-color="#3465a4" chart:link-data-style-to-source="true" chart:error-category="cell-range" chart:error-upper-range="d10.H4:d10.H5" chart:error-lower-range="d10.H4:d10.H5" chart:data-label-number="value" chart:data-label-text="false" chart:data-label-symbol="false" chart:label-position="inside"/>
      <style:graphic-properties draw:stroke="none" draw:fill-color="#b2b2b2"/>
      <style:text-properties fo:color="#ffffff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H4:d10.H5" chart:error-lower-range="d10.H4:d10.H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4.02cm" svg:y="0.379cm" chart:style-name="ch2">
          <text:p>Test sensori - Numero di messaggi di inoltro ricevuti con 10% veicoli disabilitati</text:p>
        </chart:title>
        <chart:legend chart:legend-position="end" svg:x="22.437cm" svg:y="5.532cm" style:legend-expansion="high" chart:style-name="ch3"/>
        <chart:plot-area chart:style-name="ch4" table:cell-range-address="d10.F1:d10.H3" chart:data-source-has-labels="both" svg:x="1.486cm" svg:y="1.427cm" svg:width="20.466cm" svg:height="9.531cm">
          <chartooo:coordinate-region svg:x="2.499cm" svg:y="1.629cm" svg:width="19.453cm" svg:height="8.676cm"/>
          <chart:axis chart:dimension="x" chart:name="primary-x" chart:style-name="ch5" chartooo:axis-type="auto">
            <chartooo:date-scale/>
            <chart:title svg:x="10.286cm" svg:y="11.201cm" chart:style-name="ch6">
              <text:p>Presenza di sensori</text:p>
            </chart:title>
            <chart:categories table:cell-range-address="d10.F2:d10.F3"/>
          </chart:axis>
          <chart:axis chart:dimension="y" chart:name="primary-y" chart:style-name="ch7">
            <chart:title svg:x="0.451cm" svg:y="8.821cm" chart:style-name="ch8">
              <text:p>Numero di messaggi di inoltro ricevuti</text:p>
            </chart:title>
            <chart:grid chart:style-name="ch9" chart:class="major"/>
          </chart:axis>
          <chart:series chart:style-name="ch10" chart:values-cell-range-address="d10.G2:d10.G3" chart:label-cell-address="d10.G1:d10.G1" chart:class="chart:bar">
            <chart:error-indicator chart:style-name="ch11" chart:dimension="y"/>
            <chart:data-point chart:style-name="ch12" chart:repeated="2"/>
          </chart:series>
          <chart:series chart:style-name="ch13" chart:values-cell-range-address="d10.H2:d10.H3" chart:label-cell-address="d10.H1:d10.H1" chart:class="chart:bar">
            <chart:error-indicator chart:style-name="ch14" chart:dimension="y"/>
            <chart:data-point chart:style-name="ch12"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co</text:p>
                <draw:g>
                  <svg:desc>d10.G1:d10.G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Jordan</text:p>
                <draw:g>
                  <svg:desc>d10.H1:d10.H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enza sensori</text:p>
                <draw:g>
                  <svg:desc>d10.F2:d10.F3</svg:desc>
                </draw:g>
              </table:table-cell>
              <table:table-cell office:value-type="float" office:value="324.15">
                <text:p>324.15</text:p>
                <draw:g>
                  <svg:desc>d10.G2:d10.G3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485.586206896552">
                <text:p>485.586206896552</text:p>
                <draw:g>
                  <svg:desc>d10.H2:d10.H3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</table:table-row>
            <table:table-row>
              <table:table-cell office:value-type="string">
                <text:p>Con sensori</text:p>
              </table:table-cell>
              <table:table-cell office:value-type="float" office:value="1162.36363636364">
                <text:p>1162.36363636364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2538.53333333333">
                <text:p>2538.53333333333</text:p>
              </table:table-cell>
              <table:table-cell office:value-type="float" office:value="61.0750368911434">
                <text:p>61.0750368911434</text:p>
              </table:table-cell>
              <table:table-cell office:value-type="float" office:value="61.0750368911434">
                <text:p>61.0750368911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G4:d10.G5" chart:error-lower-range="d10.G4:d10.G5" chart:data-label-number="value" chart:data-label-text="false" chart:data-label-symbol="false" chart:label-position="inside"/>
      <style:graphic-properties draw:stroke="none" draw:fill-color="#666666"/>
      <style:text-properties fo:color="#ffffff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G4:d10.G5" chart:error-lower-range="d10.G4:d10.G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2">
      <style:chart-properties chart:solid-type="cuboid"/>
    </style:style>
    <style:style style:name="ch13" style:family="chart" style:data-style-name="N1">
      <style:chart-properties loext:label-stroke-color="#3465a4" chart:link-data-style-to-source="true" chart:error-category="cell-range" chart:error-upper-range="d10.H4:d10.H5" chart:error-lower-range="d10.H4:d10.H5" chart:data-label-number="value" chart:data-label-text="false" chart:data-label-symbol="false" chart:label-position="inside"/>
      <style:graphic-properties draw:stroke="none" draw:fill-color="#b2b2b2"/>
      <style:text-properties fo:color="#ffffff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H4:d10.H5" chart:error-lower-range="d10.H4:d10.H5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6.211cm" svg:y="0.379cm" chart:style-name="ch2">
          <text:p>Test sensori - Copertura totale con 10% veicoli disabilitati</text:p>
        </chart:title>
        <chart:legend chart:legend-position="end" svg:x="22.437cm" svg:y="5.532cm" style:legend-expansion="high" chart:style-name="ch3"/>
        <chart:plot-area chart:style-name="ch4" table:cell-range-address="d50.F2:d50.H3 d50.G1:d50.H1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10.286cm" svg:y="11.201cm" chart:style-name="ch6">
              <text:p>Presenza di sensori</text:p>
            </chart:title>
            <chart:categories table:cell-range-address="d50.F2:d50.F3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d50.G2:d50.G3" chart:label-cell-address="d50.G1:d50.G1" chart:class="chart:bar">
            <chart:error-indicator chart:style-name="ch11" chart:dimension="y"/>
            <chart:data-point chart:style-name="ch12" chart:repeated="2"/>
          </chart:series>
          <chart:series chart:style-name="ch13" chart:values-cell-range-address="d50.H2:d50.H3" chart:label-cell-address="d50.H1:d50.H1" chart:class="chart:bar">
            <chart:error-indicator chart:style-name="ch14" chart:dimension="y"/>
            <chart:data-point chart:style-name="ch15"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co</text:p>
                <draw:g>
                  <svg:desc>d50.G1:d50.G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Jordan</text:p>
                <draw:g>
                  <svg:desc>d50.H1:d50.H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enza sensori</text:p>
                <draw:g>
                  <svg:desc>d50.F2:d50.F3</svg:desc>
                </draw:g>
              </table:table-cell>
              <table:table-cell office:value-type="float" office:value="91.9642857142857">
                <text:p>91.9642857142857</text:p>
                <draw:g>
                  <svg:desc>d50.G2:d50.G3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131.733333333333">
                <text:p>131.733333333333</text:p>
                <draw:g>
                  <svg:desc>d50.H2:d50.H3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</table:table-row>
            <table:table-row>
              <table:table-cell office:value-type="string">
                <text:p>Con sensori</text:p>
              </table:table-cell>
              <table:table-cell office:value-type="float" office:value="636.136363636364">
                <text:p>636.136363636364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1404.16666666667">
                <text:p>1404.16666666667</text:p>
              </table:table-cell>
              <table:table-cell office:value-type="float" office:value="61.0750368911434">
                <text:p>61.0750368911434</text:p>
              </table:table-cell>
              <table:table-cell office:value-type="float" office:value="61.0750368911434">
                <text:p>61.07503689114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G4:d10.G5" chart:error-lower-range="d10.G4:d10.G5" chart:data-label-number="value" chart:data-label-text="false" chart:data-label-symbol="false" chart:label-position="inside"/>
      <style:graphic-properties draw:stroke="none" draw:fill-color="#666666"/>
      <style:text-properties fo:color="#ffffff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G4:d10.G5" chart:error-lower-range="d10.G4:d10.G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2">
      <style:chart-properties chart:solid-type="cuboid"/>
    </style:style>
    <style:style style:name="ch13" style:family="chart" style:data-style-name="N1">
      <style:chart-properties loext:label-stroke-color="#3465a4" chart:link-data-style-to-source="true" chart:error-category="cell-range" chart:error-upper-range="d10.H4:d10.H5" chart:error-lower-range="d10.H4:d10.H5" chart:data-label-number="value" chart:data-label-text="false" chart:data-label-symbol="false" chart:label-position="inside"/>
      <style:graphic-properties draw:stroke="none" draw:fill-color="#b2b2b2"/>
      <style:text-properties fo:color="#ffffff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H4:d10.H5" chart:error-lower-range="d10.H4:d10.H5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6.211cm" svg:y="0.379cm" chart:style-name="ch2">
          <text:p>Test sensori - Copertura totale con 10% veicoli disabilitati</text:p>
        </chart:title>
        <chart:legend chart:legend-position="end" svg:x="22.437cm" svg:y="5.532cm" style:legend-expansion="high" chart:style-name="ch3"/>
        <chart:plot-area chart:style-name="ch4" table:cell-range-address="d10.F2:d10.H3 d10.G1:d10.H1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10.286cm" svg:y="11.201cm" chart:style-name="ch6">
              <text:p>Presenza di sensori</text:p>
            </chart:title>
            <chart:categories table:cell-range-address="d10.F2:d10.F3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d10.G2:d10.G3" chart:label-cell-address="d10.G1:d10.G1" chart:class="chart:bar">
            <chart:error-indicator chart:style-name="ch11" chart:dimension="y"/>
            <chart:data-point chart:style-name="ch12" chart:repeated="2"/>
          </chart:series>
          <chart:series chart:style-name="ch13" chart:values-cell-range-address="d10.H2:d10.H3" chart:label-cell-address="d10.H1:d10.H1" chart:class="chart:bar">
            <chart:error-indicator chart:style-name="ch14" chart:dimension="y"/>
            <chart:data-point chart:style-name="ch15"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co</text:p>
                <draw:g>
                  <svg:desc>d10.G1:d10.G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Jordan</text:p>
                <draw:g>
                  <svg:desc>d10.H1:d10.H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enza sensori</text:p>
                <draw:g>
                  <svg:desc>d10.F2:d10.F3</svg:desc>
                </draw:g>
              </table:table-cell>
              <table:table-cell office:value-type="float" office:value="324.15">
                <text:p>324.15</text:p>
                <draw:g>
                  <svg:desc>d10.G2:d10.G3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485.586206896552">
                <text:p>485.586206896552</text:p>
                <draw:g>
                  <svg:desc>d10.H2:d10.H3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</table:table-row>
            <table:table-row>
              <table:table-cell office:value-type="string">
                <text:p>Con sensori</text:p>
              </table:table-cell>
              <table:table-cell office:value-type="float" office:value="1162.36363636364">
                <text:p>1162.36363636364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2538.53333333333">
                <text:p>2538.53333333333</text:p>
              </table:table-cell>
              <table:table-cell office:value-type="float" office:value="61.0750368911434">
                <text:p>61.0750368911434</text:p>
              </table:table-cell>
              <table:table-cell office:value-type="float" office:value="61.0750368911434">
                <text:p>61.07503689114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3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G4:d10.G5" chart:error-lower-range="d10.G4:d10.G5" chart:data-label-number="value" chart:data-label-text="false" chart:data-label-symbol="false" chart:label-position="inside"/>
      <style:graphic-properties draw:stroke="none" draw:fill-color="#666666"/>
      <style:text-properties fo:color="#ffffff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G4:d10.G5" chart:error-lower-range="d10.G4:d10.G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1">
      <style:chart-properties loext:label-stroke-color="#3465a4" chart:link-data-style-to-source="true" chart:error-category="cell-range" chart:error-upper-range="d10.H4:d10.H5" chart:error-lower-range="d10.H4:d10.H5" chart:data-label-number="value" chart:data-label-text="false" chart:data-label-symbol="false" chart:label-position="inside"/>
      <style:graphic-properties draw:stroke="none" draw:fill-color="#b2b2b2"/>
      <style:text-properties fo:color="#ffffff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H4:d10.H5" chart:error-lower-range="d10.H4:d10.H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4.02cm" svg:y="0.379cm" chart:style-name="ch2">
          <text:p>Test sensori - Numero di messaggi di inoltro ricevuti con 20% veicoli disabilitati</text:p>
        </chart:title>
        <chart:legend chart:legend-position="end" svg:x="22.437cm" svg:y="5.532cm" style:legend-expansion="high" chart:style-name="ch3"/>
        <chart:plot-area chart:style-name="ch4" table:cell-range-address="d20.F1:d20.H3" chart:data-source-has-labels="both" svg:x="1.486cm" svg:y="1.427cm" svg:width="20.466cm" svg:height="9.531cm">
          <chartooo:coordinate-region svg:x="2.499cm" svg:y="1.629cm" svg:width="19.453cm" svg:height="8.676cm"/>
          <chart:axis chart:dimension="x" chart:name="primary-x" chart:style-name="ch5" chartooo:axis-type="auto">
            <chartooo:date-scale/>
            <chart:title svg:x="10.286cm" svg:y="11.201cm" chart:style-name="ch6">
              <text:p>Presenza di sensori</text:p>
            </chart:title>
            <chart:categories table:cell-range-address="d20.F2:d20.F3"/>
          </chart:axis>
          <chart:axis chart:dimension="y" chart:name="primary-y" chart:style-name="ch7">
            <chart:title svg:x="0.451cm" svg:y="8.821cm" chart:style-name="ch8">
              <text:p>Numero di messaggi di inoltro ricevuti</text:p>
            </chart:title>
            <chart:grid chart:style-name="ch9" chart:class="major"/>
          </chart:axis>
          <chart:series chart:style-name="ch10" chart:values-cell-range-address="d20.G2:d20.G3" chart:label-cell-address="d20.G1:d20.G1" chart:class="chart:bar">
            <chart:error-indicator chart:style-name="ch11" chart:dimension="y"/>
            <chart:data-point chart:style-name="ch12" chart:repeated="2"/>
          </chart:series>
          <chart:series chart:style-name="ch13" chart:values-cell-range-address="d20.H2:d20.H3" chart:label-cell-address="d20.H1:d20.H1" chart:class="chart:bar">
            <chart:error-indicator chart:style-name="ch14" chart:dimension="y"/>
            <chart:data-point chart:style-name="ch12"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co</text:p>
                <draw:g>
                  <svg:desc>d20.G1:d20.G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Jordan</text:p>
                <draw:g>
                  <svg:desc>d20.H1:d20.H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enza sensori</text:p>
                <draw:g>
                  <svg:desc>d20.F2:d20.F3</svg:desc>
                </draw:g>
              </table:table-cell>
              <table:table-cell office:value-type="float" office:value="240.3">
                <text:p>240.3</text:p>
                <draw:g>
                  <svg:desc>d20.G2:d20.G3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368">
                <text:p>368</text:p>
                <draw:g>
                  <svg:desc>d20.H2:d20.H3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</table:table-row>
            <table:table-row>
              <table:table-cell office:value-type="string">
                <text:p>Con sensori</text:p>
              </table:table-cell>
              <table:table-cell office:value-type="float" office:value="1014.16666666667">
                <text:p>1014.16666666667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2252.6">
                <text:p>2252.6</text:p>
              </table:table-cell>
              <table:table-cell office:value-type="float" office:value="61.0750368911434">
                <text:p>61.0750368911434</text:p>
              </table:table-cell>
              <table:table-cell office:value-type="float" office:value="61.0750368911434">
                <text:p>61.07503689114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G4:d10.G5" chart:error-lower-range="d10.G4:d10.G5" chart:data-label-number="value" chart:data-label-text="false" chart:data-label-symbol="false" chart:label-position="inside"/>
      <style:graphic-properties draw:stroke="none" draw:fill-color="#666666"/>
      <style:text-properties fo:color="#ffffff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G4:d10.G5" chart:error-lower-range="d10.G4:d10.G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2">
      <style:chart-properties chart:solid-type="cuboid"/>
    </style:style>
    <style:style style:name="ch13" style:family="chart" style:data-style-name="N1">
      <style:chart-properties loext:label-stroke-color="#3465a4" chart:link-data-style-to-source="true" chart:error-category="cell-range" chart:error-upper-range="d10.H4:d10.H5" chart:error-lower-range="d10.H4:d10.H5" chart:data-label-number="value" chart:data-label-text="false" chart:data-label-symbol="false" chart:label-position="inside"/>
      <style:graphic-properties draw:stroke="none" draw:fill-color="#b2b2b2"/>
      <style:text-properties fo:color="#ffffff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H4:d10.H5" chart:error-lower-range="d10.H4:d10.H5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6.211cm" svg:y="0.379cm" chart:style-name="ch2">
          <text:p>Test sensori - Copertura totale con 10% veicoli disabilitati</text:p>
        </chart:title>
        <chart:legend chart:legend-position="end" svg:x="22.437cm" svg:y="5.532cm" style:legend-expansion="high" chart:style-name="ch3"/>
        <chart:plot-area chart:style-name="ch4" table:cell-range-address="d20.F2:d20.H3 d20.G1:d20.H1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10.286cm" svg:y="11.201cm" chart:style-name="ch6">
              <text:p>Presenza di sensori</text:p>
            </chart:title>
            <chart:categories table:cell-range-address="d20.F2:d20.F3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d20.G2:d20.G3" chart:label-cell-address="d20.G1:d20.G1" chart:class="chart:bar">
            <chart:error-indicator chart:style-name="ch11" chart:dimension="y"/>
            <chart:data-point chart:style-name="ch12" chart:repeated="2"/>
          </chart:series>
          <chart:series chart:style-name="ch13" chart:values-cell-range-address="d20.H2:d20.H3" chart:label-cell-address="d20.H1:d20.H1" chart:class="chart:bar">
            <chart:error-indicator chart:style-name="ch14" chart:dimension="y"/>
            <chart:data-point chart:style-name="ch15"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co</text:p>
                <draw:g>
                  <svg:desc>d20.G1:d20.G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Jordan</text:p>
                <draw:g>
                  <svg:desc>d20.H1:d20.H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enza sensori</text:p>
                <draw:g>
                  <svg:desc>d20.F2:d20.F3</svg:desc>
                </draw:g>
              </table:table-cell>
              <table:table-cell office:value-type="float" office:value="240.3">
                <text:p>240.3</text:p>
                <draw:g>
                  <svg:desc>d20.G2:d20.G3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368">
                <text:p>368</text:p>
                <draw:g>
                  <svg:desc>d20.H2:d20.H3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</table:table-row>
            <table:table-row>
              <table:table-cell office:value-type="string">
                <text:p>Con sensori</text:p>
              </table:table-cell>
              <table:table-cell office:value-type="float" office:value="1014.16666666667">
                <text:p>1014.16666666667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2252.6">
                <text:p>2252.6</text:p>
              </table:table-cell>
              <table:table-cell office:value-type="float" office:value="61.0750368911434">
                <text:p>61.0750368911434</text:p>
              </table:table-cell>
              <table:table-cell office:value-type="float" office:value="61.0750368911434">
                <text:p>61.07503689114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3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G4:d10.G5" chart:error-lower-range="d10.G4:d10.G5" chart:data-label-number="value" chart:data-label-text="false" chart:data-label-symbol="false" chart:label-position="inside"/>
      <style:graphic-properties draw:stroke="none" draw:fill-color="#666666"/>
      <style:text-properties fo:color="#ffffff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G4:d10.G5" chart:error-lower-range="d10.G4:d10.G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1">
      <style:chart-properties loext:label-stroke-color="#3465a4" chart:link-data-style-to-source="true" chart:error-category="cell-range" chart:error-upper-range="d10.H4:d10.H5" chart:error-lower-range="d10.H4:d10.H5" chart:data-label-number="value" chart:data-label-text="false" chart:data-label-symbol="false" chart:label-position="inside"/>
      <style:graphic-properties draw:stroke="none" draw:fill-color="#b2b2b2"/>
      <style:text-properties fo:color="#ffffff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H4:d10.H5" chart:error-lower-range="d10.H4:d10.H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4.02cm" svg:y="0.379cm" chart:style-name="ch2">
          <text:p>Test sensori - Numero di messaggi di inoltro ricevuti con 30% veicoli disabilitati</text:p>
        </chart:title>
        <chart:legend chart:legend-position="end" svg:x="22.437cm" svg:y="5.532cm" style:legend-expansion="high" chart:style-name="ch3"/>
        <chart:plot-area chart:style-name="ch4" table:cell-range-address="d30.F1:d30.H3" chart:data-source-has-labels="both" svg:x="1.486cm" svg:y="1.427cm" svg:width="20.466cm" svg:height="9.531cm">
          <chartooo:coordinate-region svg:x="2.499cm" svg:y="1.629cm" svg:width="19.453cm" svg:height="8.676cm"/>
          <chart:axis chart:dimension="x" chart:name="primary-x" chart:style-name="ch5" chartooo:axis-type="auto">
            <chartooo:date-scale/>
            <chart:title svg:x="10.286cm" svg:y="11.201cm" chart:style-name="ch6">
              <text:p>Presenza di sensori</text:p>
            </chart:title>
            <chart:categories table:cell-range-address="d30.F2:d30.F3"/>
          </chart:axis>
          <chart:axis chart:dimension="y" chart:name="primary-y" chart:style-name="ch7">
            <chart:title svg:x="0.451cm" svg:y="8.821cm" chart:style-name="ch8">
              <text:p>Numero di messaggi di inoltro ricevuti</text:p>
            </chart:title>
            <chart:grid chart:style-name="ch9" chart:class="major"/>
          </chart:axis>
          <chart:series chart:style-name="ch10" chart:values-cell-range-address="d30.G2:d30.G3" chart:label-cell-address="d30.G1:d30.G1" chart:class="chart:bar">
            <chart:error-indicator chart:style-name="ch11" chart:dimension="y"/>
            <chart:data-point chart:style-name="ch12" chart:repeated="2"/>
          </chart:series>
          <chart:series chart:style-name="ch13" chart:values-cell-range-address="d30.H2:d30.H3" chart:label-cell-address="d30.H1:d30.H1" chart:class="chart:bar">
            <chart:error-indicator chart:style-name="ch14" chart:dimension="y"/>
            <chart:data-point chart:style-name="ch12"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co</text:p>
                <draw:g>
                  <svg:desc>d30.G1:d30.G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Jordan</text:p>
                <draw:g>
                  <svg:desc>d30.H1:d30.H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enza sensori</text:p>
                <draw:g>
                  <svg:desc>d30.F2:d30.F3</svg:desc>
                </draw:g>
              </table:table-cell>
              <table:table-cell office:value-type="float" office:value="199.05">
                <text:p>199.05</text:p>
                <draw:g>
                  <svg:desc>d30.G2:d30.G3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273.366666666667">
                <text:p>273.366666666667</text:p>
                <draw:g>
                  <svg:desc>d30.H2:d30.H3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</table:table-row>
            <table:table-row>
              <table:table-cell office:value-type="string">
                <text:p>Con sensori</text:p>
              </table:table-cell>
              <table:table-cell office:value-type="float" office:value="902">
                <text:p>902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1967.23333333333">
                <text:p>1967.23333333333</text:p>
              </table:table-cell>
              <table:table-cell office:value-type="float" office:value="61.0750368911434">
                <text:p>61.0750368911434</text:p>
              </table:table-cell>
              <table:table-cell office:value-type="float" office:value="61.0750368911434">
                <text:p>61.07503689114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G4:d10.G5" chart:error-lower-range="d10.G4:d10.G5" chart:data-label-number="value" chart:data-label-text="false" chart:data-label-symbol="false" chart:label-position="inside"/>
      <style:graphic-properties draw:stroke="none" draw:fill-color="#666666"/>
      <style:text-properties fo:color="#ffffff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G4:d10.G5" chart:error-lower-range="d10.G4:d10.G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2">
      <style:chart-properties chart:solid-type="cuboid"/>
    </style:style>
    <style:style style:name="ch13" style:family="chart" style:data-style-name="N1">
      <style:chart-properties loext:label-stroke-color="#3465a4" chart:link-data-style-to-source="true" chart:error-category="cell-range" chart:error-upper-range="d10.H4:d10.H5" chart:error-lower-range="d10.H4:d10.H5" chart:data-label-number="value" chart:data-label-text="false" chart:data-label-symbol="false" chart:label-position="inside"/>
      <style:graphic-properties draw:stroke="none" draw:fill-color="#b2b2b2"/>
      <style:text-properties fo:color="#ffffff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H4:d10.H5" chart:error-lower-range="d10.H4:d10.H5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6.211cm" svg:y="0.379cm" chart:style-name="ch2">
          <text:p>Test sensori - Copertura totale con 10% veicoli disabilitati</text:p>
        </chart:title>
        <chart:legend chart:legend-position="end" svg:x="22.437cm" svg:y="5.532cm" style:legend-expansion="high" chart:style-name="ch3"/>
        <chart:plot-area chart:style-name="ch4" table:cell-range-address="d30.F2:d30.H3 d30.G1:d30.H1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10.286cm" svg:y="11.201cm" chart:style-name="ch6">
              <text:p>Presenza di sensori</text:p>
            </chart:title>
            <chart:categories table:cell-range-address="d30.F2:d30.F3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d30.G2:d30.G3" chart:label-cell-address="d30.G1:d30.G1" chart:class="chart:bar">
            <chart:error-indicator chart:style-name="ch11" chart:dimension="y"/>
            <chart:data-point chart:style-name="ch12" chart:repeated="2"/>
          </chart:series>
          <chart:series chart:style-name="ch13" chart:values-cell-range-address="d30.H2:d30.H3" chart:label-cell-address="d30.H1:d30.H1" chart:class="chart:bar">
            <chart:error-indicator chart:style-name="ch14" chart:dimension="y"/>
            <chart:data-point chart:style-name="ch15"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co</text:p>
                <draw:g>
                  <svg:desc>d30.G1:d30.G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Jordan</text:p>
                <draw:g>
                  <svg:desc>d30.H1:d30.H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enza sensori</text:p>
                <draw:g>
                  <svg:desc>d30.F2:d30.F3</svg:desc>
                </draw:g>
              </table:table-cell>
              <table:table-cell office:value-type="float" office:value="199.05">
                <text:p>199.05</text:p>
                <draw:g>
                  <svg:desc>d30.G2:d30.G3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273.366666666667">
                <text:p>273.366666666667</text:p>
                <draw:g>
                  <svg:desc>d30.H2:d30.H3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</table:table-row>
            <table:table-row>
              <table:table-cell office:value-type="string">
                <text:p>Con sensori</text:p>
              </table:table-cell>
              <table:table-cell office:value-type="float" office:value="902">
                <text:p>902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1967.23333333333">
                <text:p>1967.23333333333</text:p>
              </table:table-cell>
              <table:table-cell office:value-type="float" office:value="61.0750368911434">
                <text:p>61.0750368911434</text:p>
              </table:table-cell>
              <table:table-cell office:value-type="float" office:value="61.0750368911434">
                <text:p>61.07503689114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3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G4:d10.G5" chart:error-lower-range="d10.G4:d10.G5" chart:data-label-number="value" chart:data-label-text="false" chart:data-label-symbol="false" chart:label-position="inside"/>
      <style:graphic-properties draw:stroke="none" draw:fill-color="#666666"/>
      <style:text-properties fo:color="#ffffff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G4:d10.G5" chart:error-lower-range="d10.G4:d10.G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1">
      <style:chart-properties loext:label-stroke-color="#3465a4" chart:link-data-style-to-source="true" chart:error-category="cell-range" chart:error-upper-range="d10.H4:d10.H5" chart:error-lower-range="d10.H4:d10.H5" chart:data-label-number="value" chart:data-label-text="false" chart:data-label-symbol="false" chart:label-position="inside"/>
      <style:graphic-properties draw:stroke="none" draw:fill-color="#b2b2b2"/>
      <style:text-properties fo:color="#ffffff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H4:d10.H5" chart:error-lower-range="d10.H4:d10.H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4.02cm" svg:y="0.379cm" chart:style-name="ch2">
          <text:p>Test sensori - Numero di messaggi di inoltro ricevuti con 40% veicoli disabilitati</text:p>
        </chart:title>
        <chart:legend chart:legend-position="end" svg:x="22.437cm" svg:y="5.532cm" style:legend-expansion="high" chart:style-name="ch3"/>
        <chart:plot-area chart:style-name="ch4" table:cell-range-address="d40.F1:d40.H3" chart:data-source-has-labels="both" svg:x="1.486cm" svg:y="1.427cm" svg:width="20.466cm" svg:height="9.531cm">
          <chartooo:coordinate-region svg:x="2.499cm" svg:y="1.629cm" svg:width="19.453cm" svg:height="8.676cm"/>
          <chart:axis chart:dimension="x" chart:name="primary-x" chart:style-name="ch5" chartooo:axis-type="auto">
            <chartooo:date-scale/>
            <chart:title svg:x="10.286cm" svg:y="11.201cm" chart:style-name="ch6">
              <text:p>Presenza di sensori</text:p>
            </chart:title>
            <chart:categories table:cell-range-address="d40.F2:d40.F3"/>
          </chart:axis>
          <chart:axis chart:dimension="y" chart:name="primary-y" chart:style-name="ch7">
            <chart:title svg:x="0.451cm" svg:y="8.821cm" chart:style-name="ch8">
              <text:p>Numero di messaggi di inoltro ricevuti</text:p>
            </chart:title>
            <chart:grid chart:style-name="ch9" chart:class="major"/>
          </chart:axis>
          <chart:series chart:style-name="ch10" chart:values-cell-range-address="d40.G2:d40.G3" chart:label-cell-address="d40.G1:d40.G1" chart:class="chart:bar">
            <chart:error-indicator chart:style-name="ch11" chart:dimension="y"/>
            <chart:data-point chart:style-name="ch12" chart:repeated="2"/>
          </chart:series>
          <chart:series chart:style-name="ch13" chart:values-cell-range-address="d40.H2:d40.H3" chart:label-cell-address="d40.H1:d40.H1" chart:class="chart:bar">
            <chart:error-indicator chart:style-name="ch14" chart:dimension="y"/>
            <chart:data-point chart:style-name="ch12"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co</text:p>
                <draw:g>
                  <svg:desc>d40.G1:d40.G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Jordan</text:p>
                <draw:g>
                  <svg:desc>d40.H1:d40.H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enza sensori</text:p>
                <draw:g>
                  <svg:desc>d40.F2:d40.F3</svg:desc>
                </draw:g>
              </table:table-cell>
              <table:table-cell office:value-type="float" office:value="124.652173913043">
                <text:p>124.652173913043</text:p>
                <draw:g>
                  <svg:desc>d40.G2:d40.G3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194.866666666667">
                <text:p>194.866666666667</text:p>
                <draw:g>
                  <svg:desc>d40.H2:d40.H3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</table:table-row>
            <table:table-row>
              <table:table-cell office:value-type="string">
                <text:p>Con sensori</text:p>
              </table:table-cell>
              <table:table-cell office:value-type="float" office:value="747.846153846154">
                <text:p>747.846153846154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1690.43333333333">
                <text:p>1690.43333333333</text:p>
              </table:table-cell>
              <table:table-cell office:value-type="float" office:value="61.0750368911434">
                <text:p>61.0750368911434</text:p>
              </table:table-cell>
              <table:table-cell office:value-type="float" office:value="61.0750368911434">
                <text:p>61.07503689114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G4:d10.G5" chart:error-lower-range="d10.G4:d10.G5" chart:data-label-number="value" chart:data-label-text="false" chart:data-label-symbol="false" chart:label-position="inside"/>
      <style:graphic-properties draw:stroke="none" draw:fill-color="#666666"/>
      <style:text-properties fo:color="#ffffff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G4:d10.G5" chart:error-lower-range="d10.G4:d10.G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2">
      <style:chart-properties chart:solid-type="cuboid"/>
    </style:style>
    <style:style style:name="ch13" style:family="chart" style:data-style-name="N1">
      <style:chart-properties loext:label-stroke-color="#3465a4" chart:link-data-style-to-source="true" chart:error-category="cell-range" chart:error-upper-range="d10.H4:d10.H5" chart:error-lower-range="d10.H4:d10.H5" chart:data-label-number="value" chart:data-label-text="false" chart:data-label-symbol="false" chart:label-position="inside"/>
      <style:graphic-properties draw:stroke="none" draw:fill-color="#b2b2b2"/>
      <style:text-properties fo:color="#ffffff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H4:d10.H5" chart:error-lower-range="d10.H4:d10.H5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6.211cm" svg:y="0.379cm" chart:style-name="ch2">
          <text:p>Test sensori - Copertura totale con 10% veicoli disabilitati</text:p>
        </chart:title>
        <chart:legend chart:legend-position="end" svg:x="22.437cm" svg:y="5.532cm" style:legend-expansion="high" chart:style-name="ch3"/>
        <chart:plot-area chart:style-name="ch4" table:cell-range-address="d40.F2:d40.H3 d40.G1:d40.H1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10.286cm" svg:y="11.201cm" chart:style-name="ch6">
              <text:p>Presenza di sensori</text:p>
            </chart:title>
            <chart:categories table:cell-range-address="d40.F2:d40.F3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d40.G2:d40.G3" chart:label-cell-address="d40.G1:d40.G1" chart:class="chart:bar">
            <chart:error-indicator chart:style-name="ch11" chart:dimension="y"/>
            <chart:data-point chart:style-name="ch12" chart:repeated="2"/>
          </chart:series>
          <chart:series chart:style-name="ch13" chart:values-cell-range-address="d40.H2:d40.H3" chart:label-cell-address="d40.H1:d40.H1" chart:class="chart:bar">
            <chart:error-indicator chart:style-name="ch14" chart:dimension="y"/>
            <chart:data-point chart:style-name="ch15"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co</text:p>
                <draw:g>
                  <svg:desc>d40.G1:d40.G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Jordan</text:p>
                <draw:g>
                  <svg:desc>d40.H1:d40.H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enza sensori</text:p>
                <draw:g>
                  <svg:desc>d40.F2:d40.F3</svg:desc>
                </draw:g>
              </table:table-cell>
              <table:table-cell office:value-type="float" office:value="124.652173913043">
                <text:p>124.652173913043</text:p>
                <draw:g>
                  <svg:desc>d40.G2:d40.G3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194.866666666667">
                <text:p>194.866666666667</text:p>
                <draw:g>
                  <svg:desc>d40.H2:d40.H3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</table:table-row>
            <table:table-row>
              <table:table-cell office:value-type="string">
                <text:p>Con sensori</text:p>
              </table:table-cell>
              <table:table-cell office:value-type="float" office:value="747.846153846154">
                <text:p>747.846153846154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1690.43333333333">
                <text:p>1690.43333333333</text:p>
              </table:table-cell>
              <table:table-cell office:value-type="float" office:value="61.0750368911434">
                <text:p>61.0750368911434</text:p>
              </table:table-cell>
              <table:table-cell office:value-type="float" office:value="61.0750368911434">
                <text:p>61.07503689114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3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G4:d10.G5" chart:error-lower-range="d10.G4:d10.G5" chart:data-label-number="value" chart:data-label-text="false" chart:data-label-symbol="false" chart:label-position="inside"/>
      <style:graphic-properties draw:stroke="none" draw:fill-color="#666666"/>
      <style:text-properties fo:color="#ffffff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G4:d10.G5" chart:error-lower-range="d10.G4:d10.G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label-position="top"/>
      <style:text-properties fo:color="#000000"/>
    </style:style>
    <style:style style:name="ch13" style:family="chart">
      <style:chart-properties chart:solid-type="cuboid"/>
    </style:style>
    <style:style style:name="ch14" style:family="chart" style:data-style-name="N1">
      <style:chart-properties loext:label-stroke-color="#3465a4" chart:link-data-style-to-source="true" chart:error-category="cell-range" chart:error-upper-range="d10.H4:d10.H5" chart:error-lower-range="d10.H4:d10.H5" chart:data-label-number="value" chart:data-label-text="false" chart:data-label-symbol="false" chart:label-position="inside"/>
      <style:graphic-properties draw:stroke="none" draw:fill-color="#b2b2b2"/>
      <style:text-properties fo:color="#ffffff"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d10.H4:d10.H5" chart:error-lower-range="d10.H4:d10.H5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4.02cm" svg:y="0.379cm" chart:style-name="ch2">
          <text:p>Test sensori - Numero di messaggi di inoltro ricevuti con 50% veicoli disabilitati</text:p>
        </chart:title>
        <chart:legend chart:legend-position="end" svg:x="22.437cm" svg:y="5.532cm" style:legend-expansion="high" chart:style-name="ch3"/>
        <chart:plot-area chart:style-name="ch4" table:cell-range-address="d50.F1:d50.H3" chart:data-source-has-labels="both" svg:x="1.486cm" svg:y="1.427cm" svg:width="20.466cm" svg:height="9.531cm">
          <chartooo:coordinate-region svg:x="2.499cm" svg:y="1.629cm" svg:width="19.453cm" svg:height="8.676cm"/>
          <chart:axis chart:dimension="x" chart:name="primary-x" chart:style-name="ch5" chartooo:axis-type="auto">
            <chartooo:date-scale/>
            <chart:title svg:x="10.286cm" svg:y="11.201cm" chart:style-name="ch6">
              <text:p>Presenza di sensori</text:p>
            </chart:title>
            <chart:categories table:cell-range-address="d50.F2:d50.F3"/>
          </chart:axis>
          <chart:axis chart:dimension="y" chart:name="primary-y" chart:style-name="ch7">
            <chart:title svg:x="0.451cm" svg:y="8.821cm" chart:style-name="ch8">
              <text:p>Numero di messaggi di inoltro ricevuti</text:p>
            </chart:title>
            <chart:grid chart:style-name="ch9" chart:class="major"/>
          </chart:axis>
          <chart:series chart:style-name="ch10" chart:values-cell-range-address="d50.G2:d50.G3" chart:label-cell-address="d50.G1:d50.G1" chart:class="chart:bar">
            <chart:error-indicator chart:style-name="ch11" chart:dimension="y"/>
            <chart:data-point chart:style-name="ch12"/>
            <chart:data-point chart:style-name="ch13"/>
          </chart:series>
          <chart:series chart:style-name="ch14" chart:values-cell-range-address="d50.H2:d50.H3" chart:label-cell-address="d50.H1:d50.H1" chart:class="chart:bar">
            <chart:error-indicator chart:style-name="ch15" chart:dimension="y"/>
            <chart:data-point chart:style-name="ch12"/>
            <chart:data-point chart:style-name="ch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co</text:p>
                <draw:g>
                  <svg:desc>d50.G1:d50.G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Jordan</text:p>
                <draw:g>
                  <svg:desc>d50.H1:d50.H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enza sensori</text:p>
                <draw:g>
                  <svg:desc>d50.F2:d50.F3</svg:desc>
                </draw:g>
              </table:table-cell>
              <table:table-cell office:value-type="float" office:value="91.9642857142857">
                <text:p>91.9642857142857</text:p>
                <draw:g>
                  <svg:desc>d50.G2:d50.G3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32.0933255156202">
                <text:p>32.0933255156202</text:p>
                <draw:g>
                  <svg:desc>d10.G4:d10.G5</svg:desc>
                </draw:g>
              </table:table-cell>
              <table:table-cell office:value-type="float" office:value="131.733333333333">
                <text:p>131.733333333333</text:p>
                <draw:g>
                  <svg:desc>d50.H2:d50.H3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  <table:table-cell office:value-type="float" office:value="42.5494764170774">
                <text:p>42.5494764170774</text:p>
                <draw:g>
                  <svg:desc>d10.H4:d10.H5</svg:desc>
                </draw:g>
              </table:table-cell>
            </table:table-row>
            <table:table-row>
              <table:table-cell office:value-type="string">
                <text:p>Con sensori</text:p>
              </table:table-cell>
              <table:table-cell office:value-type="float" office:value="636.136363636364">
                <text:p>636.136363636364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47.5782089252258">
                <text:p>47.5782089252258</text:p>
              </table:table-cell>
              <table:table-cell office:value-type="float" office:value="1404.16666666667">
                <text:p>1404.16666666667</text:p>
              </table:table-cell>
              <table:table-cell office:value-type="float" office:value="61.0750368911434">
                <text:p>61.0750368911434</text:p>
              </table:table-cell>
              <table:table-cell office:value-type="float" office:value="61.0750368911434">
                <text:p>61.07503689114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